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ma" officeooo:rsid="000f9915" officeooo:paragraph-rsid="000f9915"/>
    </style:style>
    <style:style style:name="P2" style:family="paragraph" style:parent-style-name="Standard">
      <style:text-properties style:font-name="Loma" officeooo:rsid="000f9d5b" officeooo:paragraph-rsid="000f9d5b"/>
    </style:style>
    <style:style style:name="P3" style:family="paragraph" style:parent-style-name="Standard">
      <style:text-properties style:font-name="Loma" officeooo:rsid="00107eba" officeooo:paragraph-rsid="00107eba"/>
    </style:style>
    <style:style style:name="T1" style:family="text">
      <style:text-properties officeooo:rsid="00107e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 – displays info about active processes</text:p>
      <text:p text:style-name="P1">uname – print system info</text:p>
      <text:p text:style-name="P1">who – show who is logged in</text:p>
      <text:p text:style-name="P1">date – shows current date and time</text:p>
      <text:p text:style-name="P1"/>
      <text:p text:style-name="P2">ls * - lists all directories with their files</text:p>
      <text:p text:style-name="P2">ls . - lists everything in the current directory?</text:p>
      <text:p text:style-name="P2">Ls ? - <text:span text:style-name="T1">lists everything with one letter?</text:span></text:p>
      <text:p text:style-name="P2"/>
      <text:p text:style-name="P3">Ls *.? - lists everything in the current directory with a single letter with its respective files</text:p>
      <text:p text:style-name="P3">more [A-Z]* - lists all directories/files with its type with what is inside them</text:p>
      <text:p text:style-name="P3">ls /etc/[!a-m]* - every /etc/ with extension after m in the alphabet</text:p>
      <text:p text:style-name="P3">file /usr/bin/*x* - lists file types within extensions containing x</text:p>
      <text:p text:style-name="P3">ls [a-z]*[0-9] – list everything 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1:45:43.175172043</meta:creation-date>
    <dc:date>2019-09-16T15:06:54.225826090</dc:date>
    <meta:editing-duration>PT10M10S</meta:editing-duration>
    <meta:editing-cycles>1</meta:editing-cycles>
    <meta:document-statistic meta:table-count="0" meta:image-count="0" meta:object-count="0" meta:page-count="1" meta:paragraph-count="12" meta:word-count="106" meta:character-count="607" meta:non-whitespace-character-count="508"/>
    <meta:generator>LibreOffice/5.1.4.2$Linux_X86_64 LibreOffice_project/10m0$Build-2</meta:generator>
  </office:meta>
</office:document-meta>
</file>